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="Circle" draw:marker-start-width="0.321cm" draw:marker-end-width="0.321cm" draw:fill="none" draw:opacity="100%" draw:textarea-horizontal-align="justify" draw:textarea-vertical-align="middle" draw:auto-grow-height="false" fo:min-height="1.862cm" fo:min-width="2.81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0000" draw:marker-start="Circle" draw:marker-start-width="0.279cm" draw:marker-end="Line_20_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="Square" draw:marker-start-width="0.279cm" draw:marker-end="Line_20_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8cm" svg:height="3.1cm" svg:x="8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8cm" svg:height="3.1cm" svg:x="3.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8cm" svg:height="3.1cm" svg:x="12.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8cm" svg:height="3.1cm" svg:x="8.2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7cm" svg:y1="12.4cm" svg:x2="13cm" svg:y2="11.35cm" draw:start-shape="id1" draw:start-glue-point="4" draw:end-shape="id2" draw:end-glue-point="10" svg:d="M14700 12400l-1700-1050" svg:viewBox="0 0 1701 1051">
          <text:p/>
        </draw:connector>
        <draw:connector draw:style-name="gr3" draw:text-style-name="P2" draw:layer="layout" draw:type="line" svg:x1="8.2cm" svg:y1="11.35cm" svg:x2="6.3cm" svg:y2="12.5cm" draw:start-shape="id2" draw:start-glue-point="6" draw:end-shape="id3" draw:end-glue-point="4" svg:d="M8200 11350l-1900 1150" svg:viewBox="0 0 1901 1151">
          <text:p/>
        </draw:connector>
        <draw:connector draw:style-name="gr3" draw:text-style-name="P2" draw:layer="layout" draw:type="line" svg:x1="6.3cm" svg:y1="15.6cm" svg:x2="8.2cm" svg:y2="16.65cm" draw:start-shape="id3" draw:start-glue-point="8" draw:end-shape="id4" draw:end-glue-point="6" svg:d="M6300 15600l1900 1050" svg:viewBox="0 0 1901 1051">
          <text:p/>
        </draw:connector>
        <draw:connector draw:style-name="gr3" draw:text-style-name="P2" draw:layer="layout" draw:type="line" svg:x1="13cm" svg:y1="16.65cm" svg:x2="14.7cm" svg:y2="15.5cm" draw:start-shape="id4" draw:start-glue-point="10" draw:end-shape="id1" draw:end-glue-point="8" svg:d="M13000 16650l1700-1150" svg:viewBox="0 0 1701 1151">
          <text:p/>
        </draw:connector>
        <draw:frame draw:style-name="gr4" draw:text-style-name="P4" draw:layer="layout" svg:width="2.7cm" svg:height="0.962cm" svg:x="9.274cm" svg:y="10.738cm">
          <draw:text-box>
            <text:p text:style-name="P3">FEU</text:p>
          </draw:text-box>
        </draw:frame>
        <draw:frame draw:style-name="gr4" draw:text-style-name="P4" draw:layer="layout" svg:width="2.7cm" svg:height="0.962cm" svg:x="4.8cm" svg:y="13.6cm">
          <draw:text-box>
            <text:p text:style-name="P3">TERRE</text:p>
          </draw:text-box>
        </draw:frame>
        <draw:frame draw:style-name="gr4" draw:text-style-name="P4" draw:layer="layout" svg:width="2.7cm" svg:height="0.962cm" svg:x="9.274cm" svg:y="10.738cm">
          <draw:text-box>
            <text:p text:style-name="P3">FEU</text:p>
          </draw:text-box>
        </draw:frame>
        <draw:frame draw:style-name="gr4" draw:text-style-name="P4" draw:layer="layout" svg:width="2.7cm" svg:height="0.962cm" svg:x="9.3cm" svg:y="16.2cm">
          <draw:text-box>
            <text:p text:style-name="P3">AIR</text:p>
          </draw:text-box>
        </draw:frame>
        <draw:frame draw:style-name="gr4" draw:text-style-name="P4" draw:layer="layout" svg:width="2.7cm" svg:height="0.962cm" svg:x="13.5cm" svg:y="13.438cm">
          <draw:text-box>
            <text:p text:style-name="P3">EAU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0:27:50.730430871</meta:creation-date>
    <dc:date>2023-03-01T10:41:16.641095688</dc:date>
    <meta:editing-duration>PT3M14S</meta:editing-duration>
    <meta:editing-cycles>3</meta:editing-cycles>
    <meta:generator>LibreOffice/6.4.7.2$Linux_X86_64 LibreOffice_project/40$Build-2</meta:generator>
    <meta:document-statistic meta:object-count="13"/>
  </office:meta>
</office:document-meta>
</file>